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font-name-asian="Helvetica" style:font-name-complex="Helvetica"/>
    </style:style>
    <style:style style:name="P2" style:family="paragraph" style:parent-style-name="Standard">
      <style:paragraph-properties>
        <style:tab-stops/>
      </style:paragraph-properties>
      <style:text-properties style:font-name="Helvetica"/>
    </style:style>
    <style:style style:name="P3"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4" style:family="paragraph" style:parent-style-name="Standard" style:list-style-name="L1">
      <style:paragraph-properties>
        <style:tab-stops/>
      </style:paragraph-properties>
      <style:text-properties style:font-name="Helvetic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Create a Plugin for Worldz</text:p>
      <text:p text:style-name="P1"/>
      <text:p text:style-name="P2">To create a resource override plugin:</text:p>
      <text:list xml:id="list791760508" text:style-name="L1">
        <text:list-item>
          <text:p text:style-name="P4">Decide on a name for your plugin – it must not have any spaces.</text:p>
        </text:list-item>
        <text:list-item>
          <text:p text:style-name="P4">Create a Java project for the plugin in your favorite Java IDE.</text:p>
        </text:list-item>
        <text:list-item>
          <text:p text:style-name="P4">Create the net.worldwizard.worldz.plugins package.</text:p>
        </text:list-item>
        <text:list-item>
          <text:p text:style-name="P4">In that package, create a class with the same name as the plugin (case matters!).</text:p>
        </text:list-item>
        <text:list-item>
          <text:p text:style-name="P4">This class should have a no-argument constructor.</text:p>
        </text:list-item>
        <text:list-item>
          <text:p text:style-name="P4">This class should also have at least one of the following methods:</text:p>
          <text:list>
            <text:list-item>
              <text:p text:style-name="P4">public String getImagePath()</text:p>
            </text:list-item>
            <text:list-item>
              <text:p text:style-name="P4">public String getSoundPath()</text:p>
            </text:list-item>
          </text:list>
        </text:list-item>
        <text:list-item>
          <text:p text:style-name="P4">Create a package for your resource overrides to reside in – for example: net.worldwizard.worldz.plugins.resources.testplugin</text:p>
          <text:list>
            <text:list-item>
              <text:p text:style-name="P4">If you are overriding both images and sounds, it is preferable, but not required, to place them in different packages.</text:p>
            </text:list-item>
          </text:list>
        </text:list-item>
        <text:list-item>
          <text:p text:style-name="P4">Place the resources in this package, following the format in the appropriate template.</text:p>
        </text:list-item>
        <text:list-item>
          <text:p text:style-name="P4">The folder and file names in the template must not be changed, and the file formats must be the same as the template (PNG for images, WAV for sounds).</text:p>
        </text:list-item>
        <text:list-item>
          <text:p text:style-name="P4">Note that the color with RGB value 200 red, 100 green, 100 blue is the transparent color used for images. Do NOT use this particular color unless you want that area to appear transparent in your image.</text:p>
        </text:list-item>
        <text:list-item>
          <text:p text:style-name="P4">The content of the files can be changed as you see fit – if you choose NOT to override a particular resource, do NOT delete the template resource! Just keep it as is in your override package.</text:p>
        </text:list-item>
        <text:list-item>
          <text:p text:style-name="P4">The method(s) implemented in the class above need to have their return value set. This should be the same as the package name, with periods replaced by slashes. Additionally, the path must begin and end with a slash. Using the example above, the return value would be: “/net/worldwizard/worldz/plugins/resources/testplugin/”</text:p>
        </text:list-item>
        <text:list-item>
          <text:p text:style-name="P4">Compile your plugin, if it isn't already compiled for you by your IDE.</text:p>
        </text:list-item>
        <text:list-item>
          <text:p text:style-name="P4">Package it up in a JAR file. No manifest needs to be specified.</text:p>
        </text:list-item>
        <text:list-item>
          <text:p text:style-name="P4">Change the file's extension from .jar to .wze (case matters!) and put it in Worldz's Plugins folder.</text:p>
        </text:list-item>
        <text:list-item>
          <text:p text:style-name="P4">Test your plugin by registering it in Worldz. A program restart is not required.</text:p>
        </text:list-item>
      </text:list>
      <text:p text:style-name="P2"/>
      <text:p text:style-name="P2">To create a menu item plugin:</text:p>
      <text:list xml:id="list148304842" text:continue-list="list791760508" text:style-name="L1">
        <text:list-item text:start-value="1">
          <text:p text:style-name="P4">Decide on a name for your plugin – it must not have any spaces.</text:p>
        </text:list-item>
        <text:list-item>
          <text:p text:style-name="P4">Create a Java project for the plugin in your favorite Java IDE.</text:p>
        </text:list-item>
        <text:list-item>
          <text:p text:style-name="P4">Create the net.worldwizard.worldz.plugins package.</text:p>
        </text:list-item>
        <text:list-item>
          <text:p text:style-name="P4">In that package, create a class with the same name as the plugin (case matters!).</text:p>
        </text:list-item>
        <text:list-item>
          <text:p text:style-name="P4">This class should have a no-argument constructor.</text:p>
        </text:list-item>
        <text:list-item>
          <text:p text:style-name="P4">This class should also have at least the following methods:</text:p>
          <text:list>
            <text:list-item>
              <text:p text:style-name="P4">public JMenuItem[] getMenuItems() - returns an array of menu items to add</text:p>
            </text:list-item>
            <text:list-item>
              <text:p text:style-name="P4">public String getDestinationMenu() - returns the name of the menu to add the items to; can be either an existing menu name or a new menu name; if the menu exists, the new command(s) will be placed at the bottom of the menu.</text:p>
            </text:list-item>
            <text:list-item>
              <text:p text:style-name="P4">public boolean doMenuItemsLeaveGame() - should return true if the new menu command(s) launch(es) an unrelated program, otherwise returns false</text:p>
            </text:list-item>
          </text:list>
        </text:list-item>
        <text:list-item>
          <text:p text:style-name="P4">Create a package for your menu item definitions to reside in – for example: net.worldwizard.worldz.plugins.impl.testplugin</text:p>
        </text:list-item>
        <text:list-item>
          <text:p text:style-name="P4">Place the classes that implement the menu items in this package. If more than one package is required, that may be done, as long as the names of the packages do not clash with Worldz's packages.</text:p>
        </text:list-item>
        <text:list-item>
          <text:p text:style-name="P4"><text:soft-page-break/>Compile your plugin, if it isn't already compiled for you by your IDE.</text:p>
        </text:list-item>
        <text:list-item>
          <text:p text:style-name="P4">Package it up in a JAR file. No manifest needs to be specified.</text:p>
        </text:list-item>
        <text:list-item>
          <text:p text:style-name="P4">Change the file's extension from .jar to .wze (case matters!) and put it in Worldz's Plugins folder.</text:p>
        </text:list-item>
        <text:list-item>
          <text:p text:style-name="P4">Test your plugin by registering it in Worldz. A program restart is not required.</text:p>
        </text:list-item>
      </text:list>
      <text:p text:style-name="P2"/>
      <text:p text:style-name="P2">Follow <text:span text:style-name="T1">both</text:span><text:span text:style-name="T2"> sets of directions if you are creating a plugin that overrides resources and adds menu items. Also be aware that, due to the way resource override plugins work, the last one to be registered is the one that takes effect – except for the case where both at least one image override plugin AND at least one sound override plugin are registered. In that case, the last image override plugin to load takes effect, as does the last sound override plugin to lo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ahnell</meta:initial-creator>
    <dc:creator>Eric Ahnell</dc:creator>
    <meta:creation-date>2010-01-29T10:09:00</meta:creation-date>
    <dc:date>2010-04-11T11:31:10</dc:date>
    <meta:generator>OpenOffice.org/3.2$Unix OpenOffice.org_project/320m12$Build-9483</meta:generator>
    <meta:editing-duration>PT05H28M30S</meta:editing-duration>
    <meta:editing-cycles>145</meta:editing-cycles>
    <dc:title>Mazer5D Version History</dc:title>
    <meta:document-statistic meta:table-count="0" meta:image-count="0" meta:object-count="0" meta:page-count="2" meta:paragraph-count="38" meta:word-count="708" meta:character-count="4013"/>
  </office:meta>
</office:document-meta>
</file>